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fo:font-size="16pt" style:font-size-asian="14pt" style:font-size-complex="16pt"/>
    </style:style>
    <style:style style:name="P2" style:family="paragraph" style:parent-style-name="Standard">
      <style:text-properties style:font-name="Arial" fo:font-size="12pt" style:font-size-asian="10.5pt" style:font-size-complex="12pt"/>
    </style:style>
    <style:style style:name="P3" style:family="paragraph" style:parent-style-name="Standard">
      <style:text-properties style:font-name="Arial" fo:font-size="12pt" fo:font-weight="bold" style:font-size-asian="10.5pt" style:font-weight-asian="bold" style:font-size-complex="12pt" style:font-weight-complex="bold"/>
    </style:style>
    <style:style style:name="P4" style:family="paragraph" style:parent-style-name="Standard">
      <style:text-properties style:font-name="Arial"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Tietokantasovellus</text:p>
      <text:p text:style-name="P1"/>
      <text:p text:style-name="P2"/>
      <text:p text:style-name="P3">Yleiskuvaus</text:p>
      <text:p text:style-name="P2"/>
      <text:p text:style-name="P2">Luodaan järjestelmä usein kysytyille kysymyksille. Järjestelmä on opintoneuvontapalvelu, johon kootaan useimmin kysyttyjä kysymyksiä ja vastauksia. Vastaukseen voi liittyä tietokantaan kirjattu lyhyt viesti ja aiheeseen liittyviä hyödyllisiä linkkejä tiedostoihin tai muihin lähteisiin. Kysymykset voidaan luokitella aihepiirin mukaan. Järjestelmän käyttäjinä ovat opiskelijat ja opintoneuvojat. Opiskelijat voivat lähettää kysymyksiä opintoneuvojille neuvontapalveluun ja neuvojat voivat joko vastata kysymyksiin yksityisesti tai lisätä vastauksen järjestelmään.</text:p>
      <text:p text:style-name="P2"/>
      <text:p text:style-name="P2">Järjestelmä toteutetaan PHP-kielellä netbeans-työympäristössä ja se käyttää PostgreSQL-tietokantaa.</text:p>
      <text:p text:style-name="P2"/>
      <text:p text:style-name="P2"/>
      <text:p text:style-name="P3">Käyttötapauskuvaukset</text:p>
      <text:p text:style-name="P3"><text:span text:style-name="T1"/></text:p>
      <text:p text:style-name="P4"><text:span text:style-name="T1">Opiskelijan käyttötapaukset</text:span></text:p>
      <text:p text:style-name="P3"><text:span text:style-name="T1"/></text:p>
      <text:p text:style-name="P3"><text:span text:style-name="T1">Kysymysten ja vastausten katselu</text:span></text:p>
      <text:p text:style-name="P3"><text:span text:style-name="T1"><text:tab/>Opiskelija voi tarkastella kysymyksiä ja vastauksia aihepiireittäin.</text:span></text:p>
      <text:p text:style-name="P3"><text:span text:style-name="T1"/></text:p>
      <text:p text:style-name="P3"><text:span text:style-name="T1">Kysymysten haku</text:span></text:p>
      <text:p text:style-name="P3"><text:span text:style-name="T1"><text:tab/>Opiskelija voi hakea kysymystään järjestelmästä, josko siihen olisi jo vastattu.</text:span></text:p>
      <text:p text:style-name="P3"><text:span text:style-name="T1"/></text:p>
      <text:p text:style-name="P3"><text:span text:style-name="T1">Kysymyksen teko järjestelmän kautta</text:span></text:p>
      <text:p text:style-name="P3"><text:span text:style-name="T1"><text:tab/>Opiskelija voi lähettää järjestelmän kautta kysymyksen opintoneuvojalle.</text:span></text:p>
      <text:p text:style-name="P3"><text:span text:style-name="T1"/></text:p>
      <text:p text:style-name="P3"><text:span text:style-name="T1"/></text:p>
      <text:p text:style-name="P4"><text:span text:style-name="T1">Opintoneuvojan käyttötapaukset</text:span></text:p>
      <text:p text:style-name="P3"><text:span text:style-name="T1"/></text:p>
      <text:p text:style-name="P3"><text:span text:style-name="T1">Kirjautuminen järjestelmään</text:span></text:p>
      <text:p text:style-name="P3"><text:span text:style-name="T1"/></text:p>
      <text:p text:style-name="P3"><text:span text:style-name="T1">Uusien kysymysten selailu</text:span></text:p>
      <text:p text:style-name="P3"><text:span text:style-name="T1"><text:tab/>Opintoneuvoja selaa kysyttyjä kysymyksiä.</text:span></text:p>
      <text:p text:style-name="P3"><text:span text:style-name="T1"/></text:p>
      <text:p text:style-name="P3"><text:span text:style-name="T1">Vastauksen vienti järjestelmään</text:span></text:p>
      <text:p text:style-name="P3"><text:span text:style-name="T1"><text:tab/>Opintoneuvoja lisää kysymyksen vastauksineen järjestelmään kaikkien nähtäväksi.</text:span></text:p>
      <text:p text:style-name="P3"><text:span text:style-name="T1"/></text:p>
      <text:p text:style-name="P3"><text:span text:style-name="T1">Vastauksen muokkaus</text:span></text:p>
      <text:p text:style-name="P3"><text:span text:style-name="T1"><text:tab/>Opintoneuvoja voi muokata vanhentuneita vastauksia.</text:span></text:p>
      <text:p text:style-name="P3"><text:span text:style-name="T1"/></text:p>
      <text:p text:style-name="P3"><text:span text:style-name="T1">Aihepiirien ja niiden järjestysten määrittely, lisäys ja poisto</text:span></text:p>
      <text:p text:style-name="P3"><text:span text:style-name="T1"><text:tab/>Opintoneuvoja voi lajitella kysymykset ja vastaukset aihepiireihin. Neuvoja voi myös <text:tab/>lisätä ja poistaa aihepiirejä.</text:span></text:p>
      <text:p text:style-name="P3"><text:span text:style-name="T1"/></text:p>
      <text:p text:style-name="P3"><text:span text:style-name="T1"/></text:p>
      <text:p text:style-name="P4"><text:span text:style-name="T1">Muita käyttötapauksia</text:span></text:p>
      <text:p text:style-name="P4"><text:span text:style-name="T3"/></text:p>
      <text:p text:style-name="P4"><text:span text:style-name="T3">Ylläpitäjä hallinnoi opintoneuvojien tilejä (poisto, lisäys, muokkaus)</text:span></text:p>
      <text:p text:style-name="P4"><text:soft-page-break/><text:span text:style-name="T2">Käyttäjäryhmät</text:span></text:p>
      <text:p text:style-name="P4"><text:span text:style-name="T3"/></text:p>
      <text:p text:style-name="P4"><text:span text:style-name="T1">Opiskelija</text:span></text:p>
      <text:p text:style-name="P4"><text:span text:style-name="T3"/></text:p>
      <text:p text:style-name="P4"><text:span text:style-name="T3">Opiskelija on kuka tahansa järjestelmän käyttäjä, joka ei ole kirjautunut opintoneuvojaksi.</text:span></text:p>
      <text:p text:style-name="P4"><text:span text:style-name="T3"/></text:p>
      <text:p text:style-name="P4"><text:span text:style-name="T1">Opintoneuvoja</text:span></text:p>
      <text:p text:style-name="P4"><text:span text:style-name="T3"/></text:p>
      <text:p text:style-name="P4"><text:span text:style-name="T3">Opintoneuvoja on erikseen järjestelmään kirjautuva henkilö, joka mm. vastaa opiskelijoiden kysymyksiin.</text:span></text:p>
      <text:p text:style-name="P4"><text:span text:style-name="T3"/></text:p>
      <text:p text:style-name="P4"><text:span text:style-name="T1">Ylläpitäjä</text:span></text:p>
      <text:p text:style-name="P4"><text:span text:style-name="T3"/></text:p>
      <text:p text:style-name="P4"><text:span text:style-name="T3">Ylläpitäjä hallinnoi järjestelmää ja opintoneuvojien tilejä.</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kinen Ville-Matti</meta:initial-creator>
    <meta:creation-date>2014-03-13T17:09:52</meta:creation-date>
    <dc:date>2014-03-13T18:09:43</dc:date>
    <dc:creator>Kaskinen Ville-Matti</dc:creator>
    <meta:editing-duration>PT12M41S</meta:editing-duration>
    <meta:editing-cycles>1</meta:editing-cycles>
    <meta:document-statistic meta:table-count="0" meta:image-count="0" meta:object-count="0" meta:page-count="2" meta:paragraph-count="31" meta:word-count="197" meta:character-count="1930" meta:non-whitespace-character-count="1915"/>
    <meta:generator>LibreOffice/3.5$Linux_X86_64 LibreOffice_project/350m1$Build-2</meta:generator>
  </office:meta>
</office:document-meta>
</file>